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ins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-0.0062379152" calcext:value-type="float">
            <text:p>-0.0062379152</text:p>
          </table:table-cell>
          <table:table-cell office:value-type="float" office:value="-0.0624622723" calcext:value-type="float">
            <text:p>-0.0624622723</text:p>
          </table:table-cell>
          <table:table-cell office:value-type="string" calcext:value-type="string">
            <text:p>8D</text:p>
          </table:table-cell>
          <table:table-cell table:number-columns-repeated="2"/>
          <table:table-cell table:formula="of:=MIN([.A1:.E1])" office:value-type="float" office:value="-0.0624622723" calcext:value-type="float">
            <text:p>-0.0624622723</text:p>
          </table:table-cell>
          <table:table-cell table:formula="of:=MATCH([.F1];[.A1:.E1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045853219231138" calcext:value-type="float">
            <text:p>4.5853219231138E-05</text:p>
          </table:table-cell>
          <table:table-cell office:value-type="float" office:value="0.0820395932" calcext:value-type="float">
            <text:p>0.0820395932</text:p>
          </table:table-cell>
          <table:table-cell office:value-type="float" office:value="-4.8164260781898E-018" calcext:value-type="float">
            <text:p>-4.8164260781898E-18</text:p>
          </table:table-cell>
          <table:table-cell table:number-columns-repeated="2"/>
          <table:table-cell table:formula="of:=MIN([.A2:.E2])" office:value-type="float" office:value="-4.8164260781898E-018" calcext:value-type="float">
            <text:p>-4.8164260781898E-18</text:p>
          </table:table-cell>
          <table:table-cell table:formula="of:=MATCH([.F2];[.A2:.E2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410098945947205" calcext:value-type="float">
            <text:p>4.10098945947205E-05</text:p>
          </table:table-cell>
          <table:table-cell office:value-type="float" office:value="0.0810846428" calcext:value-type="float">
            <text:p>0.0810846428</text:p>
          </table:table-cell>
          <table:table-cell office:value-type="float" office:value="-1.13047170882416E-022" calcext:value-type="float">
            <text:p>-1.13047170882416E-22</text:p>
          </table:table-cell>
          <table:table-cell table:number-columns-repeated="2"/>
          <table:table-cell table:formula="of:=MIN([.A3:.E3])" office:value-type="float" office:value="-1.13047170882416E-022" calcext:value-type="float">
            <text:p>-1.13047170882416E-22</text:p>
          </table:table-cell>
          <table:table-cell table:formula="of:=MATCH([.F3];[.A3:.E3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2834" calcext:value-type="float">
            <text:p>0.00002834</text:p>
          </table:table-cell>
          <table:table-cell office:value-type="float" office:value="0.0747516385" calcext:value-type="float">
            <text:p>0.0747516385</text:p>
          </table:table-cell>
          <table:table-cell office:value-type="float" office:value="-3.00198259299593E-022" calcext:value-type="float">
            <text:p>-3.00198259299593E-22</text:p>
          </table:table-cell>
          <table:table-cell table:number-columns-repeated="2"/>
          <table:table-cell table:formula="of:=MIN([.A4:.E4])" office:value-type="float" office:value="-3.00198259299593E-022" calcext:value-type="float">
            <text:p>-3.00198259299593E-22</text:p>
          </table:table-cell>
          <table:table-cell table:formula="of:=MATCH([.F4];[.A4:.E4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142709289" calcext:value-type="float">
            <text:p>0.1142709289</text:p>
          </table:table-cell>
          <table:table-cell office:value-type="float" office:value="0.3087260343" calcext:value-type="float">
            <text:p>0.3087260343</text:p>
          </table:table-cell>
          <table:table-cell office:value-type="float" office:value="-1.28429837564919E-020" calcext:value-type="float">
            <text:p>-1.28429837564919E-20</text:p>
          </table:table-cell>
          <table:table-cell table:number-columns-repeated="2"/>
          <table:table-cell table:formula="of:=MIN([.A5:.E5])" office:value-type="float" office:value="-1.28429837564919E-020" calcext:value-type="float">
            <text:p>-1.28429837564919E-20</text:p>
          </table:table-cell>
          <table:table-cell table:formula="of:=MATCH([.F5];[.A5:.E5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4544683415" calcext:value-type="float">
            <text:p>-0.4544683415</text:p>
          </table:table-cell>
          <table:table-cell office:value-type="float" office:value="-0.4664025842" calcext:value-type="float">
            <text:p>-0.4664025842</text:p>
          </table:table-cell>
          <table:table-cell office:value-type="float" office:value="-0.4579513402" calcext:value-type="float">
            <text:p>-0.4579513402</text:p>
          </table:table-cell>
          <table:table-cell table:number-columns-repeated="2"/>
          <table:table-cell table:formula="of:=MIN([.A6:.E6])" office:value-type="float" office:value="-0.4664025842" calcext:value-type="float">
            <text:p>-0.4664025842</text:p>
          </table:table-cell>
          <table:table-cell table:formula="of:=MATCH([.F6];[.A6:.E6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4540245152" calcext:value-type="float">
            <text:p>-0.4540245152</text:p>
          </table:table-cell>
          <table:table-cell office:value-type="float" office:value="-0.4698964291" calcext:value-type="float">
            <text:p>-0.4698964291</text:p>
          </table:table-cell>
          <table:table-cell office:value-type="float" office:value="-0.4584055015" calcext:value-type="float">
            <text:p>-0.4584055015</text:p>
          </table:table-cell>
          <table:table-cell table:number-columns-repeated="2"/>
          <table:table-cell table:formula="of:=MIN([.A7:.E7])" office:value-type="float" office:value="-0.4698964291" calcext:value-type="float">
            <text:p>-0.4698964291</text:p>
          </table:table-cell>
          <table:table-cell table:formula="of:=MATCH([.F7];[.A7:.E7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247235097" calcext:value-type="float">
            <text:p>0.1247235097</text:p>
          </table:table-cell>
          <table:table-cell office:value-type="float" office:value="0.2991391567" calcext:value-type="float">
            <text:p>0.2991391567</text:p>
          </table:table-cell>
          <table:table-cell office:value-type="float" office:value="-5.59682439751757E-019" calcext:value-type="float">
            <text:p>-5.59682439751757E-19</text:p>
          </table:table-cell>
          <table:table-cell table:number-columns-repeated="2"/>
          <table:table-cell table:formula="of:=MIN([.A8:.E8])" office:value-type="float" office:value="-5.59682439751757E-019" calcext:value-type="float">
            <text:p>-5.59682439751757E-19</text:p>
          </table:table-cell>
          <table:table-cell table:formula="of:=MATCH([.F8];[.A8:.E8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0000128198406011978" calcext:value-type="float">
            <text:p>1.28198406011978E-09</text:p>
          </table:table-cell>
          <table:table-cell office:value-type="float" office:value="0.0000194630867264563" calcext:value-type="float">
            <text:p>1.94630867264563E-05</text:p>
          </table:table-cell>
          <table:table-cell office:value-type="float" office:value="-7.08856553815064E-019" calcext:value-type="float">
            <text:p>-7.08856553815064E-19</text:p>
          </table:table-cell>
          <table:table-cell table:number-columns-repeated="2"/>
          <table:table-cell table:formula="of:=MIN([.A9:.E9])" office:value-type="float" office:value="-7.08856553815064E-019" calcext:value-type="float">
            <text:p>-7.08856553815064E-19</text:p>
          </table:table-cell>
          <table:table-cell table:formula="of:=MATCH([.F9];[.A9:.E9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00589080868381985" calcext:value-type="float">
            <text:p>5.89080868381985E-07</text:p>
          </table:table-cell>
          <table:table-cell office:value-type="float" office:value="0.0001407775" calcext:value-type="float">
            <text:p>0.0001407775</text:p>
          </table:table-cell>
          <table:table-cell office:value-type="float" office:value="-2.62337095201429E-021" calcext:value-type="float">
            <text:p>-2.62337095201429E-21</text:p>
          </table:table-cell>
          <table:table-cell table:number-columns-repeated="2"/>
          <table:table-cell table:formula="of:=MIN([.A10:.E10])" office:value-type="float" office:value="-2.62337095201429E-021" calcext:value-type="float">
            <text:p>-2.62337095201429E-21</text:p>
          </table:table-cell>
          <table:table-cell table:formula="of:=MATCH([.F10];[.A10:.E10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00589063953415361" calcext:value-type="float">
            <text:p>5.89063953415361E-07</text:p>
          </table:table-cell>
          <table:table-cell office:value-type="float" office:value="0.000074302" calcext:value-type="float">
            <text:p>0.000074302</text:p>
          </table:table-cell>
          <table:table-cell office:value-type="float" office:value="-9.88126568715899E-022" calcext:value-type="float">
            <text:p>-9.88126568715899E-22</text:p>
          </table:table-cell>
          <table:table-cell table:number-columns-repeated="2"/>
          <table:table-cell table:formula="of:=MIN([.A11:.E11])" office:value-type="float" office:value="-9.88126568715899E-022" calcext:value-type="float">
            <text:p>-9.88126568715899E-22</text:p>
          </table:table-cell>
          <table:table-cell table:formula="of:=MATCH([.F11];[.A11:.E11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002269686" calcext:value-type="float">
            <text:p>-0.0002269686</text:p>
          </table:table-cell>
          <table:table-cell office:value-type="float" office:value="-0.0069144424" calcext:value-type="float">
            <text:p>-0.0069144424</text:p>
          </table:table-cell>
          <table:table-cell office:value-type="float" office:value="-0.000000818520690228585" calcext:value-type="float">
            <text:p>-8.18520690228585E-07</text:p>
          </table:table-cell>
          <table:table-cell table:number-columns-repeated="2"/>
          <table:table-cell table:formula="of:=MIN([.A12:.E12])" office:value-type="float" office:value="-0.0069144424" calcext:value-type="float">
            <text:p>-0.0069144424</text:p>
          </table:table-cell>
          <table:table-cell table:formula="of:=MATCH([.F12];[.A12:.E12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0001513091" calcext:value-type="float">
            <text:p>-0.0001513091</text:p>
          </table:table-cell>
          <table:table-cell office:value-type="float" office:value="-0.0060806619" calcext:value-type="float">
            <text:p>-0.0060806619</text:p>
          </table:table-cell>
          <table:table-cell office:value-type="float" office:value="-0.0008363256" calcext:value-type="float">
            <text:p>-0.0008363256</text:p>
          </table:table-cell>
          <table:table-cell table:number-columns-repeated="2"/>
          <table:table-cell table:formula="of:=MIN([.A13:.E13])" office:value-type="float" office:value="-0.0060806619" calcext:value-type="float">
            <text:p>-0.0060806619</text:p>
          </table:table-cell>
          <table:table-cell table:formula="of:=MATCH([.F13];[.A13:.E13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0638673004" calcext:value-type="float">
            <text:p>-0.0638673004</text:p>
          </table:table-cell>
          <table:table-cell office:value-type="float" office:value="-0.0701584177" calcext:value-type="float">
            <text:p>-0.0701584177</text:p>
          </table:table-cell>
          <table:table-cell office:value-type="float" office:value="-0.0608569625" calcext:value-type="float">
            <text:p>-0.0608569625</text:p>
          </table:table-cell>
          <table:table-cell table:number-columns-repeated="2"/>
          <table:table-cell table:formula="of:=MIN([.A14:.E14])" office:value-type="float" office:value="-0.0701584177" calcext:value-type="float">
            <text:p>-0.0701584177</text:p>
          </table:table-cell>
          <table:table-cell table:formula="of:=MATCH([.F14];[.A14:.E14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0000756499302272645" calcext:value-type="float">
            <text:p>-7.56499302272645E-05</text:p>
          </table:table-cell>
          <table:table-cell office:value-type="float" office:value="-0.0040202293" calcext:value-type="float">
            <text:p>-0.0040202293</text:p>
          </table:table-cell>
          <table:table-cell office:value-type="float" office:value="-0.000000470838362465641" calcext:value-type="float">
            <text:p>-4.70838362465641E-07</text:p>
          </table:table-cell>
          <table:table-cell table:number-columns-repeated="2"/>
          <table:table-cell table:formula="of:=MIN([.A15:.E15])" office:value-type="float" office:value="-0.0040202293" calcext:value-type="float">
            <text:p>-0.0040202293</text:p>
          </table:table-cell>
          <table:table-cell table:formula="of:=MATCH([.F15];[.A15:.E15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.67E-016" calcext:value-type="float">
            <text:p>8.67E-16</text:p>
          </table:table-cell>
          <table:table-cell office:value-type="float" office:value="0.00000000000022" calcext:value-type="float">
            <text:p>2.2E-13</text:p>
          </table:table-cell>
          <table:table-cell office:value-type="float" office:value="-1.1E-024" calcext:value-type="float">
            <text:p>-1.1E-24</text:p>
          </table:table-cell>
          <table:table-cell table:number-columns-repeated="2"/>
          <table:table-cell table:formula="of:=MIN([.A16:.E16])" office:value-type="float" office:value="-1.1E-024" calcext:value-type="float">
            <text:p>-1.1E-24</text:p>
          </table:table-cell>
          <table:table-cell table:formula="of:=MATCH([.F16];[.A16:.E16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0504" calcext:value-type="float">
            <text:p>0.00000504</text:p>
          </table:table-cell>
          <table:table-cell office:value-type="float" office:value="0.00000000902" calcext:value-type="float">
            <text:p>0.000000009</text:p>
          </table:table-cell>
          <table:table-cell office:value-type="float" office:value="-8.35E-020" calcext:value-type="float">
            <text:p>-8.35E-20</text:p>
          </table:table-cell>
          <table:table-cell table:number-columns-repeated="2"/>
          <table:table-cell table:formula="of:=MIN([.A17:.E17])" office:value-type="float" office:value="-8.35E-020" calcext:value-type="float">
            <text:p>-8.35E-20</text:p>
          </table:table-cell>
          <table:table-cell table:formula="of:=MATCH([.F17];[.A17:.E17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220790192" calcext:value-type="float">
            <text:p>-0.1220790192</text:p>
          </table:table-cell>
          <table:table-cell office:value-type="float" office:value="-0.2204970073" calcext:value-type="float">
            <text:p>-0.2204970073</text:p>
          </table:table-cell>
          <table:table-cell office:value-type="float" office:value="-0.2248076195" calcext:value-type="float">
            <text:p>-0.2248076195</text:p>
          </table:table-cell>
          <table:table-cell table:number-columns-repeated="2"/>
          <table:table-cell table:formula="of:=MIN([.A18:.E18])" office:value-type="float" office:value="-0.2248076195" calcext:value-type="float">
            <text:p>-0.2248076195</text:p>
          </table:table-cell>
          <table:table-cell table:formula="of:=MATCH([.F18];[.A18:.E18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000983" calcext:value-type="float">
            <text:p>9.83E-08</text:p>
          </table:table-cell>
          <table:table-cell office:value-type="float" office:value="0.000000915" calcext:value-type="float">
            <text:p>0.000000915</text:p>
          </table:table-cell>
          <table:table-cell office:value-type="float" office:value="-9.42E-017" calcext:value-type="float">
            <text:p>-9.42E-17</text:p>
          </table:table-cell>
          <table:table-cell table:number-columns-repeated="2"/>
          <table:table-cell table:formula="of:=MIN([.A19:.E19])" office:value-type="float" office:value="-9.42E-017" calcext:value-type="float">
            <text:p>-9.42E-17</text:p>
          </table:table-cell>
          <table:table-cell table:formula="of:=MATCH([.F19];[.A19:.E19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122" calcext:value-type="float">
            <text:p>0.00122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-4.44E-016" calcext:value-type="float">
            <text:p>-4.44E-16</text:p>
          </table:table-cell>
          <table:table-cell table:number-columns-repeated="2"/>
          <table:table-cell table:formula="of:=MIN([.A20:.E20])" office:value-type="float" office:value="-4.44E-016" calcext:value-type="float">
            <text:p>-4.44E-16</text:p>
          </table:table-cell>
          <table:table-cell table:formula="of:=MATCH([.F20];[.A20:.E20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698049456" calcext:value-type="float">
            <text:p>0.0698049456</text:p>
          </table:table-cell>
          <table:table-cell office:value-type="float" office:value="0.211675406" calcext:value-type="float">
            <text:p>0.211675406</text:p>
          </table:table-cell>
          <table:table-cell office:value-type="float" office:value="-0.000000000000120032311136812" calcext:value-type="float">
            <text:p>-1.20032311136812E-13</text:p>
          </table:table-cell>
          <table:table-cell table:number-columns-repeated="2"/>
          <table:table-cell table:formula="of:=MIN([.A21:.E21])" office:value-type="float" office:value="-0.000000000000120032311136812" calcext:value-type="float">
            <text:p>-1.20032311136812E-13</text:p>
          </table:table-cell>
          <table:table-cell table:formula="of:=MATCH([.F21];[.A21:.E21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102067" calcext:value-type="float">
            <text:p>0.000102067</text:p>
          </table:table-cell>
          <table:table-cell office:value-type="float" office:value="0.0063058876" calcext:value-type="float">
            <text:p>0.0063058876</text:p>
          </table:table-cell>
          <table:table-cell office:value-type="float" office:value="-1.58138677901017E-018" calcext:value-type="float">
            <text:p>-1.58138677901017E-18</text:p>
          </table:table-cell>
          <table:table-cell table:number-columns-repeated="2"/>
          <table:table-cell table:formula="of:=MIN([.A22:.E22])" office:value-type="float" office:value="-1.58138677901017E-018" calcext:value-type="float">
            <text:p>-1.58138677901017E-18</text:p>
          </table:table-cell>
          <table:table-cell table:formula="of:=MATCH([.F22];[.A22:.E22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102067" calcext:value-type="float">
            <text:p>0.000102067</text:p>
          </table:table-cell>
          <table:table-cell office:value-type="float" office:value="0.0062607609" calcext:value-type="float">
            <text:p>0.0062607609</text:p>
          </table:table-cell>
          <table:table-cell office:value-type="float" office:value="-1.03323318235241E-015" calcext:value-type="float">
            <text:p>-1.03323318235241E-15</text:p>
          </table:table-cell>
          <table:table-cell table:number-columns-repeated="2"/>
          <table:table-cell table:formula="of:=MIN([.A23:.E23])" office:value-type="float" office:value="-1.03323318235241E-015" calcext:value-type="float">
            <text:p>-1.03323318235241E-15</text:p>
          </table:table-cell>
          <table:table-cell table:formula="of:=MATCH([.F23];[.A23:.E23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102067" calcext:value-type="float">
            <text:p>0.000102067</text:p>
          </table:table-cell>
          <table:table-cell office:value-type="float" office:value="0.0055050962" calcext:value-type="float">
            <text:p>0.0055050962</text:p>
          </table:table-cell>
          <table:table-cell office:value-type="float" office:value="-8.4808666393846E-016" calcext:value-type="float">
            <text:p>-8.4808666393846E-16</text:p>
          </table:table-cell>
          <table:table-cell table:number-columns-repeated="2"/>
          <table:table-cell table:formula="of:=MIN([.A24:.E24])" office:value-type="float" office:value="-8.4808666393846E-016" calcext:value-type="float">
            <text:p>-8.4808666393846E-16</text:p>
          </table:table-cell>
          <table:table-cell table:formula="of:=MATCH([.F24];[.A24:.E24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025072557749496" calcext:value-type="float">
            <text:p>2.5072557749496E-06</text:p>
          </table:table-cell>
          <table:table-cell office:value-type="float" office:value="0.0008436991" calcext:value-type="float">
            <text:p>0.0008436991</text:p>
          </table:table-cell>
          <table:table-cell office:value-type="float" office:value="-0.00000000000239793537658467" calcext:value-type="float">
            <text:p>-2.39793537658467E-12</text:p>
          </table:table-cell>
          <table:table-cell table:number-columns-repeated="2"/>
          <table:table-cell table:formula="of:=MIN([.A25:.E25])" office:value-type="float" office:value="-0.00000000000239793537658467" calcext:value-type="float">
            <text:p>-2.39793537658467E-12</text:p>
          </table:table-cell>
          <table:table-cell table:formula="of:=MATCH([.F25];[.A25:.E25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0251" calcext:value-type="float">
            <text:p>0.00000251</text:p>
          </table:table-cell>
          <table:table-cell office:value-type="float" office:value="0.00158" calcext:value-type="float">
            <text:p>0.00158</text:p>
          </table:table-cell>
          <table:table-cell office:value-type="float" office:value="-0.00000000000106" calcext:value-type="float">
            <text:p>-1.06E-12</text:p>
          </table:table-cell>
          <table:table-cell table:number-columns-repeated="2"/>
          <table:table-cell table:formula="of:=MIN([.A26:.E26])" office:value-type="float" office:value="-0.00000000000106" calcext:value-type="float">
            <text:p>-1.06E-12</text:p>
          </table:table-cell>
          <table:table-cell table:formula="of:=MATCH([.F26];[.A26:.E26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77818345" calcext:value-type="float">
            <text:p>-0.077818345</text:p>
          </table:table-cell>
          <table:table-cell office:value-type="float" office:value="-0.1419108315" calcext:value-type="float">
            <text:p>-0.1419108315</text:p>
          </table:table-cell>
          <table:table-cell office:value-type="float" office:value="-0.2631900615" calcext:value-type="float">
            <text:p>-0.2631900615</text:p>
          </table:table-cell>
          <table:table-cell table:number-columns-repeated="2"/>
          <table:table-cell table:formula="of:=MIN([.A27:.E27])" office:value-type="float" office:value="-0.2631900615" calcext:value-type="float">
            <text:p>-0.2631900615</text:p>
          </table:table-cell>
          <table:table-cell table:formula="of:=MATCH([.F27];[.A27:.E27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1020669" calcext:value-type="float">
            <text:p>0.0001020669</text:p>
          </table:table-cell>
          <table:table-cell office:value-type="float" office:value="0.0071122778" calcext:value-type="float">
            <text:p>0.0071122778</text:p>
          </table:table-cell>
          <table:table-cell office:value-type="float" office:value="-0.0000000000000521035935934133" calcext:value-type="float">
            <text:p>-5.21035935934133E-14</text:p>
          </table:table-cell>
          <table:table-cell table:number-columns-repeated="2"/>
          <table:table-cell table:formula="of:=MIN([.A28:.E28])" office:value-type="float" office:value="-0.0000000000000521035935934133" calcext:value-type="float">
            <text:p>-5.21035935934133E-14</text:p>
          </table:table-cell>
          <table:table-cell table:formula="of:=MATCH([.F28];[.A28:.E28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1020675" calcext:value-type="float">
            <text:p>0.0001020675</text:p>
          </table:table-cell>
          <table:table-cell office:value-type="float" office:value="0.0028595486" calcext:value-type="float">
            <text:p>0.0028595486</text:p>
          </table:table-cell>
          <table:table-cell office:value-type="float" office:value="-0.00000000000173754251454922" calcext:value-type="float">
            <text:p>-1.73754251454922E-12</text:p>
          </table:table-cell>
          <table:table-cell table:number-columns-repeated="2"/>
          <table:table-cell table:formula="of:=MIN([.A29:.E29])" office:value-type="float" office:value="-0.00000000000173754251454922" calcext:value-type="float">
            <text:p>-1.73754251454922E-12</text:p>
          </table:table-cell>
          <table:table-cell table:formula="of:=MATCH([.F29];[.A29:.E29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36527662" calcext:value-type="float">
            <text:p>0.1536527662</text:p>
          </table:table-cell>
          <table:table-cell office:value-type="float" office:value="0.2785842133" calcext:value-type="float">
            <text:p>0.2785842133</text:p>
          </table:table-cell>
          <table:table-cell office:value-type="float" office:value="-2.32986366758421E-016" calcext:value-type="float">
            <text:p>-2.32986366758421E-16</text:p>
          </table:table-cell>
          <table:table-cell table:number-columns-repeated="2"/>
          <table:table-cell table:formula="of:=MIN([.A30:.E30])" office:value-type="float" office:value="-2.32986366758421E-016" calcext:value-type="float">
            <text:p>-2.32986366758421E-16</text:p>
          </table:table-cell>
          <table:table-cell table:formula="of:=MATCH([.F30];[.A30:.E30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4.0951083054" calcext:value-type="float">
            <text:p>-4.0951083054</text:p>
          </table:table-cell>
          <table:table-cell office:value-type="float" office:value="-27.8709729345" calcext:value-type="float">
            <text:p>-27.8709729345</text:p>
          </table:table-cell>
          <table:table-cell office:value-type="float" office:value="-28.2141742728" calcext:value-type="float">
            <text:p>-28.2141742728</text:p>
          </table:table-cell>
          <table:table-cell table:number-columns-repeated="2"/>
          <table:table-cell table:formula="of:=MIN([.A31:.E31])" office:value-type="float" office:value="-28.2141742728" calcext:value-type="float">
            <text:p>-28.2141742728</text:p>
          </table:table-cell>
          <table:table-cell table:formula="of:=MATCH([.F31];[.A31:.E31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609442759967929" calcext:value-type="float">
            <text:p>6.09442759967929E-05</text:p>
          </table:table-cell>
          <table:table-cell office:value-type="float" office:value="0.0026032596" calcext:value-type="float">
            <text:p>0.0026032596</text:p>
          </table:table-cell>
          <table:table-cell office:value-type="float" office:value="-0.000000000000801409576581018" calcext:value-type="float">
            <text:p>-8.01409576581018E-13</text:p>
          </table:table-cell>
          <table:table-cell table:number-columns-repeated="2"/>
          <table:table-cell table:formula="of:=MIN([.A32:.E32])" office:value-type="float" office:value="-0.000000000000801409576581018" calcext:value-type="float">
            <text:p>-8.01409576581018E-13</text:p>
          </table:table-cell>
          <table:table-cell table:formula="of:=MATCH([.F32];[.A32:.E32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609442793242172" calcext:value-type="float">
            <text:p>6.09442793242172E-05</text:p>
          </table:table-cell>
          <table:table-cell office:value-type="float" office:value="0.0003349443" calcext:value-type="float">
            <text:p>0.0003349443</text:p>
          </table:table-cell>
          <table:table-cell office:value-type="float" office:value="-3.67842658796351E-016" calcext:value-type="float">
            <text:p>-3.67842658796351E-16</text:p>
          </table:table-cell>
          <table:table-cell table:number-columns-repeated="2"/>
          <table:table-cell table:formula="of:=MIN([.A33:.E33])" office:value-type="float" office:value="-3.67842658796351E-016" calcext:value-type="float">
            <text:p>-3.67842658796351E-16</text:p>
          </table:table-cell>
          <table:table-cell table:formula="of:=MATCH([.F33];[.A33:.E33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1554741" calcext:value-type="float">
            <text:p>0.0001554741</text:p>
          </table:table-cell>
          <table:table-cell office:value-type="float" office:value="0.0020182751" calcext:value-type="float">
            <text:p>0.0020182751</text:p>
          </table:table-cell>
          <table:table-cell office:value-type="float" office:value="-5.24241677959193E-022" calcext:value-type="float">
            <text:p>-5.24241677959193E-22</text:p>
          </table:table-cell>
          <table:table-cell table:number-columns-repeated="2"/>
          <table:table-cell table:formula="of:=MIN([.A34:.E34])" office:value-type="float" office:value="-5.24241677959193E-022" calcext:value-type="float">
            <text:p>-5.24241677959193E-22</text:p>
          </table:table-cell>
          <table:table-cell table:formula="of:=MATCH([.F34];[.A34:.E34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1554707" calcext:value-type="float">
            <text:p>0.0001554707</text:p>
          </table:table-cell>
          <table:table-cell office:value-type="float" office:value="0.0022521513" calcext:value-type="float">
            <text:p>0.0022521513</text:p>
          </table:table-cell>
          <table:table-cell office:value-type="float" office:value="-2.46950432506885E-023" calcext:value-type="float">
            <text:p>-2.46950432506885E-23</text:p>
          </table:table-cell>
          <table:table-cell table:number-columns-repeated="2"/>
          <table:table-cell table:formula="of:=MIN([.A35:.E35])" office:value-type="float" office:value="-2.46950432506885E-023" calcext:value-type="float">
            <text:p>-2.46950432506885E-23</text:p>
          </table:table-cell>
          <table:table-cell table:formula="of:=MATCH([.F35];[.A35:.E35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76145946" calcext:value-type="float">
            <text:p>0.0576145946</text:p>
          </table:table-cell>
          <table:table-cell office:value-type="float" office:value="0.309137869" calcext:value-type="float">
            <text:p>0.309137869</text:p>
          </table:table-cell>
          <table:table-cell office:value-type="float" office:value="-0.0000000000000986150683216655" calcext:value-type="float">
            <text:p>-9.86150683216655E-14</text:p>
          </table:table-cell>
          <table:table-cell table:number-columns-repeated="2"/>
          <table:table-cell table:formula="of:=MIN([.A36:.E36])" office:value-type="float" office:value="-0.0000000000000986150683216655" calcext:value-type="float">
            <text:p>-9.86150683216655E-14</text:p>
          </table:table-cell>
          <table:table-cell table:formula="of:=MATCH([.F36];[.A36:.E36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002188895" calcext:value-type="float">
            <text:p>-0.0002188895</text:p>
          </table:table-cell>
          <table:table-cell office:value-type="float" office:value="-0.0026216376" calcext:value-type="float">
            <text:p>-0.0026216376</text:p>
          </table:table-cell>
          <table:table-cell office:value-type="float" office:value="-0.0000000314128402467303" calcext:value-type="float">
            <text:p>-3.14128402467303E-08</text:p>
          </table:table-cell>
          <table:table-cell table:number-columns-repeated="2"/>
          <table:table-cell table:formula="of:=MIN([.A37:.E37])" office:value-type="float" office:value="-0.0026216376" calcext:value-type="float">
            <text:p>-0.0026216376</text:p>
          </table:table-cell>
          <table:table-cell table:formula="of:=MATCH([.F37];[.A37:.E37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0463839" calcext:value-type="float">
            <text:p>0.0010463839</text:p>
          </table:table-cell>
          <table:table-cell office:value-type="float" office:value="0.0036324643" calcext:value-type="float">
            <text:p>0.0036324643</text:p>
          </table:table-cell>
          <table:table-cell office:value-type="float" office:value="-0.00000823" calcext:value-type="float">
            <text:p>-0.00000823</text:p>
          </table:table-cell>
          <table:table-cell table:number-columns-repeated="2"/>
          <table:table-cell table:formula="of:=MIN([.A38:.E38])" office:value-type="float" office:value="-0.00000823" calcext:value-type="float">
            <text:p>-0.00000823</text:p>
          </table:table-cell>
          <table:table-cell table:formula="of:=MATCH([.F38];[.A38:.E38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4876344305" calcext:value-type="float">
            <text:p>0.4876344305</text:p>
          </table:table-cell>
          <table:table-cell office:value-type="float" office:value="1.0738241118" calcext:value-type="float">
            <text:p>1.0738241118</text:p>
          </table:table-cell>
          <table:table-cell office:value-type="float" office:value="0.00000189" calcext:value-type="float">
            <text:p>0.00000189</text:p>
          </table:table-cell>
          <table:table-cell table:number-columns-repeated="2"/>
          <table:table-cell table:formula="of:=MIN([.A39:.E39])" office:value-type="float" office:value="0.00000189" calcext:value-type="float">
            <text:p>0.00000189</text:p>
          </table:table-cell>
          <table:table-cell table:formula="of:=MATCH([.F39];[.A39:.E39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555" calcext:value-type="float">
            <text:p>0.000555</text:p>
          </table:table-cell>
          <table:table-cell office:value-type="float" office:value="0.0033" calcext:value-type="float">
            <text:p>0.0033</text:p>
          </table:table-cell>
          <table:table-cell office:value-type="float" office:value="-1.87E-032" calcext:value-type="float">
            <text:p>-1.87E-32</text:p>
          </table:table-cell>
          <table:table-cell table:number-columns-repeated="2"/>
          <table:table-cell table:formula="of:=MIN([.A40:.E40])" office:value-type="float" office:value="-1.87E-032" calcext:value-type="float">
            <text:p>-1.87E-32</text:p>
          </table:table-cell>
          <table:table-cell table:formula="of:=MATCH([.F40];[.A40:.E40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561" calcext:value-type="float">
            <text:p>0.000561</text:p>
          </table:table-cell>
          <table:table-cell office:value-type="float" office:value="0.00286" calcext:value-type="float">
            <text:p>0.00286</text:p>
          </table:table-cell>
          <table:table-cell office:value-type="float" office:value="-0.00000002" calcext:value-type="float">
            <text:p>-0.00000002</text:p>
          </table:table-cell>
          <table:table-cell table:number-columns-repeated="2"/>
          <table:table-cell table:formula="of:=MIN([.A41:.E41])" office:value-type="float" office:value="-0.00000002" calcext:value-type="float">
            <text:p>-0.00000002</text:p>
          </table:table-cell>
          <table:table-cell table:formula="of:=MATCH([.F41];[.A41:.E41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164193551" calcext:value-type="float">
            <text:p>-0.0164193551</text:p>
          </table:table-cell>
          <table:table-cell office:value-type="float" office:value="-0.0288088932" calcext:value-type="float">
            <text:p>-0.0288088932</text:p>
          </table:table-cell>
          <table:table-cell office:value-type="float" office:value="-0.0874045399" calcext:value-type="float">
            <text:p>-0.0874045399</text:p>
          </table:table-cell>
          <table:table-cell table:number-columns-repeated="2"/>
          <table:table-cell table:formula="of:=MIN([.A42:.E42])" office:value-type="float" office:value="-0.0874045399" calcext:value-type="float">
            <text:p>-0.0874045399</text:p>
          </table:table-cell>
          <table:table-cell table:formula="of:=MATCH([.F42];[.A42:.E42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471817876354657" calcext:value-type="float">
            <text:p>4.71817876354657E-05</text:p>
          </table:table-cell>
          <table:table-cell office:value-type="float" office:value="0.0002550601" calcext:value-type="float">
            <text:p>0.0002550601</text:p>
          </table:table-cell>
          <table:table-cell office:value-type="float" office:value="-0.00000000000198" calcext:value-type="float">
            <text:p>-1.98E-12</text:p>
          </table:table-cell>
          <table:table-cell table:number-columns-repeated="2"/>
          <table:table-cell table:formula="of:=MIN([.A43:.E43])" office:value-type="float" office:value="-0.00000000000198" calcext:value-type="float">
            <text:p>-1.98E-12</text:p>
          </table:table-cell>
          <table:table-cell table:formula="of:=MATCH([.F43];[.A43:.E43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472025675948814" calcext:value-type="float">
            <text:p>4.72025675948814E-05</text:p>
          </table:table-cell>
          <table:table-cell office:value-type="float" office:value="0.0002433866" calcext:value-type="float">
            <text:p>0.0002433866</text:p>
          </table:table-cell>
          <table:table-cell office:value-type="float" office:value="-4.27E-016" calcext:value-type="float">
            <text:p>-4.27E-16</text:p>
          </table:table-cell>
          <table:table-cell table:number-columns-repeated="2"/>
          <table:table-cell table:formula="of:=MIN([.A44:.E44])" office:value-type="float" office:value="-4.27E-016" calcext:value-type="float">
            <text:p>-4.27E-16</text:p>
          </table:table-cell>
          <table:table-cell table:formula="of:=MATCH([.F44];[.A44:.E44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036019007" calcext:value-type="float">
            <text:p>0.1036019007</text:p>
          </table:table-cell>
          <table:table-cell office:value-type="float" office:value="0.2299448737" calcext:value-type="float">
            <text:p>0.2299448737</text:p>
          </table:table-cell>
          <table:table-cell office:value-type="float" office:value="7.58E-043" calcext:value-type="float">
            <text:p>7.58E-43</text:p>
          </table:table-cell>
          <table:table-cell table:number-columns-repeated="2"/>
          <table:table-cell table:formula="of:=MIN([.A45:.E45])" office:value-type="float" office:value="7.58E-043" calcext:value-type="float">
            <text:p>7.58E-43</text:p>
          </table:table-cell>
          <table:table-cell table:formula="of:=MATCH([.F45];[.A45:.E45];0)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-0.23" calcext:value-type="float">
            <text:p>-0.23</text:p>
          </table:table-cell>
          <table:table-cell table:number-columns-repeated="2"/>
          <table:table-cell table:formula="of:=MIN([.A46:.E46])" office:value-type="float" office:value="-0.23" calcext:value-type="float">
            <text:p>-0.23</text:p>
          </table:table-cell>
          <table:table-cell table:formula="of:=MATCH([.F46];[.A46:.E4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730648694" calcext:value-type="float">
            <text:p>0.1730648694</text:p>
          </table:table-cell>
          <table:table-cell office:value-type="float" office:value="0.3741540076" calcext:value-type="float">
            <text:p>0.3741540076</text:p>
          </table:table-cell>
          <table:table-cell office:value-type="float" office:value="-0.000000000000685" calcext:value-type="float">
            <text:p>-6.85E-13</text:p>
          </table:table-cell>
          <table:table-cell table:number-columns-repeated="2"/>
          <table:table-cell table:formula="of:=MIN([.A47:.E47])" office:value-type="float" office:value="-0.000000000000685" calcext:value-type="float">
            <text:p>-6.85E-13</text:p>
          </table:table-cell>
          <table:table-cell table:formula="of:=MATCH([.F47];[.A47:.E47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049258987" calcext:value-type="float">
            <text:p>0.1049258987</text:p>
          </table:table-cell>
          <table:table-cell office:value-type="float" office:value="0.4329764594" calcext:value-type="float">
            <text:p>0.4329764594</text:p>
          </table:table-cell>
          <table:table-cell office:value-type="float" office:value="-0.0000000000105" calcext:value-type="float">
            <text:p>-1.05E-11</text:p>
          </table:table-cell>
          <table:table-cell table:number-columns-repeated="2"/>
          <table:table-cell table:formula="of:=MIN([.A48:.E48])" office:value-type="float" office:value="-0.0000000000105" calcext:value-type="float">
            <text:p>-1.05E-11</text:p>
          </table:table-cell>
          <table:table-cell table:formula="of:=MATCH([.F48];[.A48:.E48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5273380596" calcext:value-type="float">
            <text:p>0.5273380596</text:p>
          </table:table-cell>
          <table:table-cell office:value-type="float" office:value="0.9773230928" calcext:value-type="float">
            <text:p>0.9773230928</text:p>
          </table:table-cell>
          <table:table-cell office:value-type="float" office:value="-0.0005159992" calcext:value-type="float">
            <text:p>-0.0005159992</text:p>
          </table:table-cell>
          <table:table-cell table:number-columns-repeated="2"/>
          <table:table-cell table:formula="of:=MIN([.A49:.E49])" office:value-type="float" office:value="-0.0005159992" calcext:value-type="float">
            <text:p>-0.0005159992</text:p>
          </table:table-cell>
          <table:table-cell table:formula="of:=MATCH([.F49];[.A49:.E49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039646025" calcext:value-type="float">
            <text:p>0.1039646025</text:p>
          </table:table-cell>
          <table:table-cell office:value-type="float" office:value="0.2299565212" calcext:value-type="float">
            <text:p>0.2299565212</text:p>
          </table:table-cell>
          <table:table-cell office:value-type="float" office:value="0.0005734319" calcext:value-type="float">
            <text:p>0.0005734319</text:p>
          </table:table-cell>
          <table:table-cell table:number-columns-repeated="2"/>
          <table:table-cell table:formula="of:=MIN([.A50:.E50])" office:value-type="float" office:value="0.0005734319" calcext:value-type="float">
            <text:p>0.0005734319</text:p>
          </table:table-cell>
          <table:table-cell table:formula="of:=MATCH([.F50];[.A50:.E50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3777768384" calcext:value-type="float">
            <text:p>-0.3777768384</text:p>
          </table:table-cell>
          <table:table-cell office:value-type="float" office:value="-0.0296756954" calcext:value-type="float">
            <text:p>-0.0296756954</text:p>
          </table:table-cell>
          <table:table-cell office:value-type="float" office:value="-0.2238139449" calcext:value-type="float">
            <text:p>-0.2238139449</text:p>
          </table:table-cell>
          <table:table-cell table:number-columns-repeated="2"/>
          <table:table-cell table:formula="of:=MIN([.A51:.E51])" office:value-type="float" office:value="-0.3777768384" calcext:value-type="float">
            <text:p>-0.3777768384</text:p>
          </table:table-cell>
          <table:table-cell table:formula="of:=MATCH([.F51];[.A51:.E5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77777646" calcext:value-type="float">
            <text:p>-0.377777646</text:p>
          </table:table-cell>
          <table:table-cell office:value-type="float" office:value="0.000000409134409508135" calcext:value-type="float">
            <text:p>4.09134409508135E-07</text:p>
          </table:table-cell>
          <table:table-cell office:value-type="float" office:value="-0.0000154" calcext:value-type="float">
            <text:p>-0.0000154</text:p>
          </table:table-cell>
          <table:table-cell table:number-columns-repeated="2"/>
          <table:table-cell table:formula="of:=MIN([.A52:.E52])" office:value-type="float" office:value="-0.377777646" calcext:value-type="float">
            <text:p>-0.377777646</text:p>
          </table:table-cell>
          <table:table-cell table:formula="of:=MATCH([.F52];[.A52:.E52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0000323" calcext:value-type="float">
            <text:p>-0.00000323</text:p>
          </table:table-cell>
          <table:table-cell office:value-type="float" office:value="-0.0000174" calcext:value-type="float">
            <text:p>-0.0000174</text:p>
          </table:table-cell>
          <table:table-cell office:value-type="float" office:value="-0.0000000000312" calcext:value-type="float">
            <text:p>-3.12E-11</text:p>
          </table:table-cell>
          <table:table-cell table:number-columns-repeated="2"/>
          <table:table-cell table:formula="of:=MIN([.A53:.E53])" office:value-type="float" office:value="-0.0000174" calcext:value-type="float">
            <text:p>-0.0000174</text:p>
          </table:table-cell>
          <table:table-cell table:formula="of:=MATCH([.F53];[.A53:.E53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00000262" calcext:value-type="float">
            <text:p>2.62E-09</text:p>
          </table:table-cell>
          <table:table-cell office:value-type="float" office:value="0.000000015" calcext:value-type="float">
            <text:p>0.000000015</text:p>
          </table:table-cell>
          <table:table-cell office:value-type="float" office:value="-1.35E-015" calcext:value-type="float">
            <text:p>-1.35E-15</text:p>
          </table:table-cell>
          <table:table-cell table:number-columns-repeated="2"/>
          <table:table-cell table:formula="of:=MIN([.A54:.E54])" office:value-type="float" office:value="-1.35E-015" calcext:value-type="float">
            <text:p>-1.35E-15</text:p>
          </table:table-cell>
          <table:table-cell table:formula="of:=MATCH([.F54];[.A54:.E54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0000168037414154486" calcext:value-type="float">
            <text:p>-1.68037414154486E-06</text:p>
          </table:table-cell>
          <table:table-cell office:value-type="float" office:value="-0.0000756523082424967" calcext:value-type="float">
            <text:p>-7.56523082424967E-05</text:p>
          </table:table-cell>
          <table:table-cell office:value-type="float" office:value="-0.00000607646785826341" calcext:value-type="float">
            <text:p>-6.07646785826341E-06</text:p>
          </table:table-cell>
          <table:table-cell table:number-columns-repeated="2"/>
          <table:table-cell table:formula="of:=MIN([.A55:.E55])" office:value-type="float" office:value="-0.0000756523082424967" calcext:value-type="float">
            <text:p>-7.56523082424967E-05</text:p>
          </table:table-cell>
          <table:table-cell table:formula="of:=MATCH([.F55];[.A55:.E55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0000756545477007471" calcext:value-type="float">
            <text:p>-7.56545477007471E-05</text:p>
          </table:table-cell>
          <table:table-cell office:value-type="float" office:value="-0.0030403309" calcext:value-type="float">
            <text:p>-0.0030403309</text:p>
          </table:table-cell>
          <table:table-cell office:value-type="float" office:value="-0.0004181628" calcext:value-type="float">
            <text:p>-0.0004181628</text:p>
          </table:table-cell>
          <table:table-cell table:number-columns-repeated="2"/>
          <table:table-cell table:formula="of:=MIN([.A56:.E56])" office:value-type="float" office:value="-0.0030403309" calcext:value-type="float">
            <text:p>-0.0030403309</text:p>
          </table:table-cell>
          <table:table-cell table:formula="of:=MATCH([.F56];[.A56:.E56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0000756545477007471" calcext:value-type="float">
            <text:p>-7.56545477007471E-05</text:p>
          </table:table-cell>
          <table:table-cell office:value-type="float" office:value="-0.0030403309" calcext:value-type="float">
            <text:p>-0.0030403309</text:p>
          </table:table-cell>
          <table:table-cell office:value-type="float" office:value="-0.0004181628" calcext:value-type="float">
            <text:p>-0.0004181628</text:p>
          </table:table-cell>
          <table:table-cell table:number-columns-repeated="2"/>
          <table:table-cell table:formula="of:=MIN([.A57:.E57])" office:value-type="float" office:value="-0.0030403309" calcext:value-type="float">
            <text:p>-0.0030403309</text:p>
          </table:table-cell>
          <table:table-cell table:formula="of:=MATCH([.F57];[.A57:.E57];0)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 table:formula="of:=COUNTIF([.$G$1:.$G$57];1)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7];2)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7];3)" office:value-type="float" office:value="42" calcext:value-type="float">
            <text:p>42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7];4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7];5)" office:value-type="float" office:value="0" calcext:value-type="float">
            <text:p>0</text:p>
          </table:table-cell>
        </table:table-row>
      </table:table>
      <table:table table:name="maxes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0.2220600207" calcext:value-type="float">
            <text:p>0.2220600207</text:p>
          </table:table-cell>
          <table:table-cell office:value-type="float" office:value="0.238021242" calcext:value-type="float">
            <text:p>0.238021242</text:p>
          </table:table-cell>
          <table:table-cell office:value-type="float" office:value="0.2260424457" calcext:value-type="float">
            <text:p>0.2260424457</text:p>
          </table:table-cell>
          <table:table-cell table:number-columns-repeated="2"/>
          <table:table-cell table:formula="of:=MAX([.A1:.E1])" office:value-type="float" office:value="0.238021242" calcext:value-type="float">
            <text:p>0.238021242</text:p>
          </table:table-cell>
          <table:table-cell table:formula="of:=MATCH([.F1];[.A1:.E1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251219045" calcext:value-type="float">
            <text:p>0.2251219045</text:p>
          </table:table-cell>
          <table:table-cell office:value-type="float" office:value="0.2273643311" calcext:value-type="float">
            <text:p>0.2273643311</text:p>
          </table:table-cell>
          <table:table-cell office:value-type="float" office:value="0.2289434382" calcext:value-type="float">
            <text:p>0.2289434382</text:p>
          </table:table-cell>
          <table:table-cell table:number-columns-repeated="2"/>
          <table:table-cell table:formula="of:=MAX([.A2:.E2])" office:value-type="float" office:value="0.2289434382" calcext:value-type="float">
            <text:p>0.2289434382</text:p>
          </table:table-cell>
          <table:table-cell table:formula="of:=MATCH([.F2];[.A2:.E2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249620647" calcext:value-type="float">
            <text:p>0.2249620647</text:p>
          </table:table-cell>
          <table:table-cell office:value-type="float" office:value="0.2320870413" calcext:value-type="float">
            <text:p>0.2320870413</text:p>
          </table:table-cell>
          <table:table-cell office:value-type="float" office:value="0.2285933013" calcext:value-type="float">
            <text:p>0.2285933013</text:p>
          </table:table-cell>
          <table:table-cell table:number-columns-repeated="2"/>
          <table:table-cell table:formula="of:=MAX([.A3:.E3])" office:value-type="float" office:value="0.2320870413" calcext:value-type="float">
            <text:p>0.2320870413</text:p>
          </table:table-cell>
          <table:table-cell table:formula="of:=MATCH([.F3];[.A3:.E3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249620647" calcext:value-type="float">
            <text:p>0.2249620647</text:p>
          </table:table-cell>
          <table:table-cell office:value-type="float" office:value="0.2535188741" calcext:value-type="float">
            <text:p>0.2535188741</text:p>
          </table:table-cell>
          <table:table-cell office:value-type="float" office:value="0.2295225759" calcext:value-type="float">
            <text:p>0.2295225759</text:p>
          </table:table-cell>
          <table:table-cell table:number-columns-repeated="2"/>
          <table:table-cell table:formula="of:=MAX([.A4:.E4])" office:value-type="float" office:value="0.2535188741" calcext:value-type="float">
            <text:p>0.2535188741</text:p>
          </table:table-cell>
          <table:table-cell table:formula="of:=MATCH([.F4];[.A4:.E4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4544683414" calcext:value-type="float">
            <text:p>0.4544683414</text:p>
          </table:table-cell>
          <table:table-cell office:value-type="float" office:value="0.4664285786" calcext:value-type="float">
            <text:p>0.4664285786</text:p>
          </table:table-cell>
          <table:table-cell office:value-type="float" office:value="0.4587007721" calcext:value-type="float">
            <text:p>0.4587007721</text:p>
          </table:table-cell>
          <table:table-cell table:number-columns-repeated="2"/>
          <table:table-cell table:formula="of:=MAX([.A5:.E5])" office:value-type="float" office:value="0.4664285786" calcext:value-type="float">
            <text:p>0.4664285786</text:p>
          </table:table-cell>
          <table:table-cell table:formula="of:=MATCH([.F5];[.A5:.E5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247235106" calcext:value-type="float">
            <text:p>-0.1247235106</text:p>
          </table:table-cell>
          <table:table-cell office:value-type="float" office:value="-0.2933514945" calcext:value-type="float">
            <text:p>-0.2933514945</text:p>
          </table:table-cell>
          <table:table-cell office:value-type="float" office:value="2.89171554764465E-017" calcext:value-type="float">
            <text:p>2.89171554764465E-17</text:p>
          </table:table-cell>
          <table:table-cell table:number-columns-repeated="2"/>
          <table:table-cell table:formula="of:=MAX([.A6:.E6])" office:value-type="float" office:value="2.89171554764465E-017" calcext:value-type="float">
            <text:p>2.89171554764465E-17</text:p>
          </table:table-cell>
          <table:table-cell table:formula="of:=MATCH([.F6];[.A6:.E6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247235101" calcext:value-type="float">
            <text:p>-0.1247235101</text:p>
          </table:table-cell>
          <table:table-cell office:value-type="float" office:value="-0.2910500319" calcext:value-type="float">
            <text:p>-0.2910500319</text:p>
          </table:table-cell>
          <table:table-cell office:value-type="float" office:value="1.9991311055394E-019" calcext:value-type="float">
            <text:p>1.9991311055394E-19</text:p>
          </table:table-cell>
          <table:table-cell table:number-columns-repeated="2"/>
          <table:table-cell table:formula="of:=MAX([.A7:.E7])" office:value-type="float" office:value="1.9991311055394E-019" calcext:value-type="float">
            <text:p>1.9991311055394E-19</text:p>
          </table:table-cell>
          <table:table-cell table:formula="of:=MATCH([.F7];[.A7:.E7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4540245151" calcext:value-type="float">
            <text:p>0.4540245151</text:p>
          </table:table-cell>
          <table:table-cell office:value-type="float" office:value="0.4654865183" calcext:value-type="float">
            <text:p>0.4654865183</text:p>
          </table:table-cell>
          <table:table-cell office:value-type="float" office:value="0.4581898116" calcext:value-type="float">
            <text:p>0.4581898116</text:p>
          </table:table-cell>
          <table:table-cell table:number-columns-repeated="2"/>
          <table:table-cell table:formula="of:=MAX([.A8:.E8])" office:value-type="float" office:value="0.4654865183" calcext:value-type="float">
            <text:p>0.4654865183</text:p>
          </table:table-cell>
          <table:table-cell table:formula="of:=MATCH([.F8];[.A8:.E8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069540541" calcext:value-type="float">
            <text:p>0.2069540541</text:p>
          </table:table-cell>
          <table:table-cell office:value-type="float" office:value="0.2925871028" calcext:value-type="float">
            <text:p>0.2925871028</text:p>
          </table:table-cell>
          <table:table-cell office:value-type="float" office:value="0.4644138619" calcext:value-type="float">
            <text:p>0.4644138619</text:p>
          </table:table-cell>
          <table:table-cell table:number-columns-repeated="2"/>
          <table:table-cell table:formula="of:=MAX([.A9:.E9])" office:value-type="float" office:value="0.4644138619" calcext:value-type="float">
            <text:p>0.4644138619</text:p>
          </table:table-cell>
          <table:table-cell table:formula="of:=MATCH([.F9];[.A9:.E9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114356128" calcext:value-type="float">
            <text:p>0.2114356128</text:p>
          </table:table-cell>
          <table:table-cell office:value-type="float" office:value="0.2530562696" calcext:value-type="float">
            <text:p>0.2530562696</text:p>
          </table:table-cell>
          <table:table-cell office:value-type="float" office:value="0.2491929494" calcext:value-type="float">
            <text:p>0.2491929494</text:p>
          </table:table-cell>
          <table:table-cell table:number-columns-repeated="2"/>
          <table:table-cell table:formula="of:=MAX([.A10:.E10])" office:value-type="float" office:value="0.2530562696" calcext:value-type="float">
            <text:p>0.2530562696</text:p>
          </table:table-cell>
          <table:table-cell table:formula="of:=MATCH([.F10];[.A10:.E10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11435415" calcext:value-type="float">
            <text:p>0.211435415</text:p>
          </table:table-cell>
          <table:table-cell office:value-type="float" office:value="0.2836109305" calcext:value-type="float">
            <text:p>0.2836109305</text:p>
          </table:table-cell>
          <table:table-cell office:value-type="float" office:value="0.2202250418" calcext:value-type="float">
            <text:p>0.2202250418</text:p>
          </table:table-cell>
          <table:table-cell table:number-columns-repeated="2"/>
          <table:table-cell table:formula="of:=MAX([.A11:.E11])" office:value-type="float" office:value="0.2836109305" calcext:value-type="float">
            <text:p>0.2836109305</text:p>
          </table:table-cell>
          <table:table-cell table:formula="of:=MATCH([.F11];[.A11:.E11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545257636" calcext:value-type="float">
            <text:p>0.1545257636</text:p>
          </table:table-cell>
          <table:table-cell office:value-type="float" office:value="0.2106585052" calcext:value-type="float">
            <text:p>0.2106585052</text:p>
          </table:table-cell>
          <table:table-cell office:value-type="float" office:value="0.2180524046" calcext:value-type="float">
            <text:p>0.2180524046</text:p>
          </table:table-cell>
          <table:table-cell table:number-columns-repeated="2"/>
          <table:table-cell table:formula="of:=MAX([.A12:.E12])" office:value-type="float" office:value="0.2180524046" calcext:value-type="float">
            <text:p>0.2180524046</text:p>
          </table:table-cell>
          <table:table-cell table:formula="of:=MATCH([.F12];[.A12:.E12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02946664" calcext:value-type="float">
            <text:p>0.102946664</text:p>
          </table:table-cell>
          <table:table-cell office:value-type="float" office:value="0.1449932951" calcext:value-type="float">
            <text:p>0.1449932951</text:p>
          </table:table-cell>
          <table:table-cell office:value-type="float" office:value="0.2531585726" calcext:value-type="float">
            <text:p>0.2531585726</text:p>
          </table:table-cell>
          <table:table-cell table:number-columns-repeated="2"/>
          <table:table-cell table:formula="of:=MAX([.A13:.E13])" office:value-type="float" office:value="0.2531585726" calcext:value-type="float">
            <text:p>0.2531585726</text:p>
          </table:table-cell>
          <table:table-cell table:formula="of:=MATCH([.F13];[.A13:.E13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756521304914083" calcext:value-type="float">
            <text:p>7.56521304914083E-05</text:p>
          </table:table-cell>
          <table:table-cell office:value-type="float" office:value="0.0014313106" calcext:value-type="float">
            <text:p>0.0014313106</text:p>
          </table:table-cell>
          <table:table-cell office:value-type="float" office:value="0.0002321584" calcext:value-type="float">
            <text:p>0.0002321584</text:p>
          </table:table-cell>
          <table:table-cell table:number-columns-repeated="2"/>
          <table:table-cell table:formula="of:=MAX([.A14:.E14])" office:value-type="float" office:value="0.0014313106" calcext:value-type="float">
            <text:p>0.0014313106</text:p>
          </table:table-cell>
          <table:table-cell table:formula="of:=MATCH([.F14];[.A14:.E14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592091243" calcext:value-type="float">
            <text:p>0.0592091243</text:p>
          </table:table-cell>
          <table:table-cell office:value-type="float" office:value="0.0708686184" calcext:value-type="float">
            <text:p>0.0708686184</text:p>
          </table:table-cell>
          <table:table-cell office:value-type="float" office:value="0.0749284272" calcext:value-type="float">
            <text:p>0.0749284272</text:p>
          </table:table-cell>
          <table:table-cell table:number-columns-repeated="2"/>
          <table:table-cell table:formula="of:=MAX([.A15:.E15])" office:value-type="float" office:value="0.0749284272" calcext:value-type="float">
            <text:p>0.0749284272</text:p>
          </table:table-cell>
          <table:table-cell table:formula="of:=MATCH([.F15];[.A15:.E15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12434748" calcext:value-type="float">
            <text:p>0.0012434748</text:p>
          </table:table-cell>
          <table:table-cell office:value-type="float" office:value="0.0007283129" calcext:value-type="float">
            <text:p>0.0007283129</text:p>
          </table:table-cell>
          <table:table-cell office:value-type="float" office:value="0.007008347" calcext:value-type="float">
            <text:p>0.007008347</text:p>
          </table:table-cell>
          <table:table-cell table:number-columns-repeated="2"/>
          <table:table-cell table:formula="of:=MAX([.A16:.E16])" office:value-type="float" office:value="0.007008347" calcext:value-type="float">
            <text:p>0.007008347</text:p>
          </table:table-cell>
          <table:table-cell table:formula="of:=MATCH([.F16];[.A16:.E16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6612757373" calcext:value-type="float">
            <text:p>0.6612757373</text:p>
          </table:table-cell>
          <table:table-cell office:value-type="float" office:value="0.4357242142" calcext:value-type="float">
            <text:p>0.4357242142</text:p>
          </table:table-cell>
          <table:table-cell office:value-type="float" office:value="1.3114359677" calcext:value-type="float">
            <text:p>1.3114359677</text:p>
          </table:table-cell>
          <table:table-cell table:number-columns-repeated="2"/>
          <table:table-cell table:formula="of:=MAX([.A17:.E17])" office:value-type="float" office:value="1.3114359677" calcext:value-type="float">
            <text:p>1.3114359677</text:p>
          </table:table-cell>
          <table:table-cell table:formula="of:=MATCH([.F17];[.A17:.E17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6427694548" calcext:value-type="float">
            <text:p>0.6427694548</text:p>
          </table:table-cell>
          <table:table-cell office:value-type="float" office:value="0.5150606803" calcext:value-type="float">
            <text:p>0.5150606803</text:p>
          </table:table-cell>
          <table:table-cell office:value-type="float" office:value="3.2645656219" calcext:value-type="float">
            <text:p>3.2645656219</text:p>
          </table:table-cell>
          <table:table-cell table:number-columns-repeated="2"/>
          <table:table-cell table:formula="of:=MAX([.A18:.E18])" office:value-type="float" office:value="3.2645656219" calcext:value-type="float">
            <text:p>3.2645656219</text:p>
          </table:table-cell>
          <table:table-cell table:formula="of:=MATCH([.F18];[.A18:.E18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2" calcext:value-type="float">
            <text:p>0.0002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0.000584" calcext:value-type="float">
            <text:p>0.000584</text:p>
          </table:table-cell>
          <table:table-cell table:number-columns-repeated="2"/>
          <table:table-cell table:formula="of:=MAX([.A19:.E19])" office:value-type="float" office:value="0.000584" calcext:value-type="float">
            <text:p>0.000584</text:p>
          </table:table-cell>
          <table:table-cell table:formula="of:=MATCH([.F19];[.A19:.E19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126237541" calcext:value-type="float">
            <text:p>0.2126237541</text:p>
          </table:table-cell>
          <table:table-cell office:value-type="float" office:value="0.3106116761" calcext:value-type="float">
            <text:p>0.3106116761</text:p>
          </table:table-cell>
          <table:table-cell office:value-type="float" office:value="0.5235072011" calcext:value-type="float">
            <text:p>0.5235072011</text:p>
          </table:table-cell>
          <table:table-cell table:number-columns-repeated="2"/>
          <table:table-cell table:formula="of:=MAX([.A20:.E20])" office:value-type="float" office:value="0.5235072011" calcext:value-type="float">
            <text:p>0.5235072011</text:p>
          </table:table-cell>
          <table:table-cell table:formula="of:=MATCH([.F20];[.A20:.E20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77366549" calcext:value-type="float">
            <text:p>0.377366549</text:p>
          </table:table-cell>
          <table:table-cell office:value-type="float" office:value="0.4386827346" calcext:value-type="float">
            <text:p>0.4386827346</text:p>
          </table:table-cell>
          <table:table-cell office:value-type="float" office:value="0.6274311024" calcext:value-type="float">
            <text:p>0.6274311024</text:p>
          </table:table-cell>
          <table:table-cell table:number-columns-repeated="2"/>
          <table:table-cell table:formula="of:=MAX([.A21:.E21])" office:value-type="float" office:value="0.6274311024" calcext:value-type="float">
            <text:p>0.6274311024</text:p>
          </table:table-cell>
          <table:table-cell table:formula="of:=MATCH([.F21];[.A21:.E21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724869632" calcext:value-type="float">
            <text:p>0.1724869632</text:p>
          </table:table-cell>
          <table:table-cell office:value-type="float" office:value="0.2034169924" calcext:value-type="float">
            <text:p>0.2034169924</text:p>
          </table:table-cell>
          <table:table-cell office:value-type="float" office:value="0.3457864869" calcext:value-type="float">
            <text:p>0.3457864869</text:p>
          </table:table-cell>
          <table:table-cell table:number-columns-repeated="2"/>
          <table:table-cell table:formula="of:=MAX([.A22:.E22])" office:value-type="float" office:value="0.3457864869" calcext:value-type="float">
            <text:p>0.3457864869</text:p>
          </table:table-cell>
          <table:table-cell table:formula="of:=MATCH([.F22];[.A22:.E22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724869632" calcext:value-type="float">
            <text:p>0.1724869632</text:p>
          </table:table-cell>
          <table:table-cell office:value-type="float" office:value="0.2113925935" calcext:value-type="float">
            <text:p>0.2113925935</text:p>
          </table:table-cell>
          <table:table-cell office:value-type="float" office:value="0.3092021153" calcext:value-type="float">
            <text:p>0.3092021153</text:p>
          </table:table-cell>
          <table:table-cell table:number-columns-repeated="2"/>
          <table:table-cell table:formula="of:=MAX([.A23:.E23])" office:value-type="float" office:value="0.3092021153" calcext:value-type="float">
            <text:p>0.3092021153</text:p>
          </table:table-cell>
          <table:table-cell table:formula="of:=MATCH([.F23];[.A23:.E23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724869632" calcext:value-type="float">
            <text:p>0.1724869632</text:p>
          </table:table-cell>
          <table:table-cell office:value-type="float" office:value="0.20198456" calcext:value-type="float">
            <text:p>0.20198456</text:p>
          </table:table-cell>
          <table:table-cell office:value-type="float" office:value="0.3020982388" calcext:value-type="float">
            <text:p>0.3020982388</text:p>
          </table:table-cell>
          <table:table-cell table:number-columns-repeated="2"/>
          <table:table-cell table:formula="of:=MAX([.A24:.E24])" office:value-type="float" office:value="0.3020982388" calcext:value-type="float">
            <text:p>0.3020982388</text:p>
          </table:table-cell>
          <table:table-cell table:formula="of:=MATCH([.F24];[.A24:.E24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843571503" calcext:value-type="float">
            <text:p>0.0843571503</text:p>
          </table:table-cell>
          <table:table-cell office:value-type="float" office:value="0.121648833" calcext:value-type="float">
            <text:p>0.121648833</text:p>
          </table:table-cell>
          <table:table-cell office:value-type="float" office:value="0.2178542628" calcext:value-type="float">
            <text:p>0.2178542628</text:p>
          </table:table-cell>
          <table:table-cell table:number-columns-repeated="2"/>
          <table:table-cell table:formula="of:=MAX([.A25:.E25])" office:value-type="float" office:value="0.2178542628" calcext:value-type="float">
            <text:p>0.2178542628</text:p>
          </table:table-cell>
          <table:table-cell table:formula="of:=MATCH([.F25];[.A25:.E25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778183441" calcext:value-type="float">
            <text:p>0.0778183441</text:p>
          </table:table-cell>
          <table:table-cell office:value-type="float" office:value="0.1735759878" calcext:value-type="float">
            <text:p>0.1735759878</text:p>
          </table:table-cell>
          <table:table-cell office:value-type="float" office:value="0.2160644933" calcext:value-type="float">
            <text:p>0.2160644933</text:p>
          </table:table-cell>
          <table:table-cell table:number-columns-repeated="2"/>
          <table:table-cell table:formula="of:=MAX([.A26:.E26])" office:value-type="float" office:value="0.2160644933" calcext:value-type="float">
            <text:p>0.2160644933</text:p>
          </table:table-cell>
          <table:table-cell table:formula="of:=MATCH([.F26];[.A26:.E26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0000227859343497322" calcext:value-type="float">
            <text:p>-2.27859343497322E-06</text:p>
          </table:table-cell>
          <table:table-cell office:value-type="float" office:value="-0.001378842" calcext:value-type="float">
            <text:p>-0.001378842</text:p>
          </table:table-cell>
          <table:table-cell office:value-type="float" office:value="0.00000000528093155652671" calcext:value-type="float">
            <text:p>5.28093155652671E-09</text:p>
          </table:table-cell>
          <table:table-cell table:number-columns-repeated="2"/>
          <table:table-cell table:formula="of:=MAX([.A27:.E27])" office:value-type="float" office:value="0.00000000528093155652671" calcext:value-type="float">
            <text:p>5.28093155652671E-09</text:p>
          </table:table-cell>
          <table:table-cell table:formula="of:=MATCH([.F27];[.A27:.E27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659481571" calcext:value-type="float">
            <text:p>0.1659481571</text:p>
          </table:table-cell>
          <table:table-cell office:value-type="float" office:value="0.2129461699" calcext:value-type="float">
            <text:p>0.2129461699</text:p>
          </table:table-cell>
          <table:table-cell office:value-type="float" office:value="0.287671052" calcext:value-type="float">
            <text:p>0.287671052</text:p>
          </table:table-cell>
          <table:table-cell table:number-columns-repeated="2"/>
          <table:table-cell table:formula="of:=MAX([.A28:.E28])" office:value-type="float" office:value="0.287671052" calcext:value-type="float">
            <text:p>0.287671052</text:p>
          </table:table-cell>
          <table:table-cell table:formula="of:=MATCH([.F28];[.A28:.E28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659481571" calcext:value-type="float">
            <text:p>0.1659481571</text:p>
          </table:table-cell>
          <table:table-cell office:value-type="float" office:value="0.2138766906" calcext:value-type="float">
            <text:p>0.2138766906</text:p>
          </table:table-cell>
          <table:table-cell office:value-type="float" office:value="0.2927396543" calcext:value-type="float">
            <text:p>0.2927396543</text:p>
          </table:table-cell>
          <table:table-cell table:number-columns-repeated="2"/>
          <table:table-cell table:formula="of:=MAX([.A29:.E29])" office:value-type="float" office:value="0.2927396543" calcext:value-type="float">
            <text:p>0.2927396543</text:p>
          </table:table-cell>
          <table:table-cell table:formula="of:=MATCH([.F29];[.A29:.E29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.1071994823" calcext:value-type="float">
            <text:p>4.1071994823</text:p>
          </table:table-cell>
          <table:table-cell office:value-type="float" office:value="22.8411754723" calcext:value-type="float">
            <text:p>22.8411754723</text:p>
          </table:table-cell>
          <table:table-cell office:value-type="float" office:value="27.8961191813" calcext:value-type="float">
            <text:p>27.8961191813</text:p>
          </table:table-cell>
          <table:table-cell table:number-columns-repeated="2"/>
          <table:table-cell table:formula="of:=MAX([.A30:.E30])" office:value-type="float" office:value="27.8961191813" calcext:value-type="float">
            <text:p>27.8961191813</text:p>
          </table:table-cell>
          <table:table-cell table:formula="of:=MATCH([.F30];[.A30:.E30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1547127229" calcext:value-type="float">
            <text:p>-0.1547127229</text:p>
          </table:table-cell>
          <table:table-cell office:value-type="float" office:value="-0.4040043468" calcext:value-type="float">
            <text:p>-0.4040043468</text:p>
          </table:table-cell>
          <table:table-cell office:value-type="float" office:value="4.5329134402882E-015" calcext:value-type="float">
            <text:p>4.5329134402882E-15</text:p>
          </table:table-cell>
          <table:table-cell table:number-columns-repeated="2"/>
          <table:table-cell table:formula="of:=MAX([.A31:.E31])" office:value-type="float" office:value="4.5329134402882E-015" calcext:value-type="float">
            <text:p>4.5329134402882E-15</text:p>
          </table:table-cell>
          <table:table-cell table:formula="of:=MATCH([.F31];[.A31:.E31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88129813" calcext:value-type="float">
            <text:p>0.088129813</text:p>
          </table:table-cell>
          <table:table-cell office:value-type="float" office:value="0.1286334901" calcext:value-type="float">
            <text:p>0.1286334901</text:p>
          </table:table-cell>
          <table:table-cell office:value-type="float" office:value="0.261530733" calcext:value-type="float">
            <text:p>0.261530733</text:p>
          </table:table-cell>
          <table:table-cell table:number-columns-repeated="2"/>
          <table:table-cell table:formula="of:=MAX([.A32:.E32])" office:value-type="float" office:value="0.261530733" calcext:value-type="float">
            <text:p>0.261530733</text:p>
          </table:table-cell>
          <table:table-cell table:formula="of:=MATCH([.F32];[.A32:.E32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88129813" calcext:value-type="float">
            <text:p>0.088129813</text:p>
          </table:table-cell>
          <table:table-cell office:value-type="float" office:value="0.1286483089" calcext:value-type="float">
            <text:p>0.1286483089</text:p>
          </table:table-cell>
          <table:table-cell office:value-type="float" office:value="0.3204811957" calcext:value-type="float">
            <text:p>0.3204811957</text:p>
          </table:table-cell>
          <table:table-cell table:number-columns-repeated="2"/>
          <table:table-cell table:formula="of:=MAX([.A33:.E33])" office:value-type="float" office:value="0.3204811957" calcext:value-type="float">
            <text:p>0.3204811957</text:p>
          </table:table-cell>
          <table:table-cell table:formula="of:=MATCH([.F33];[.A33:.E33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94374123" calcext:value-type="float">
            <text:p>0.0594374123</text:p>
          </table:table-cell>
          <table:table-cell office:value-type="float" office:value="0.0763959238" calcext:value-type="float">
            <text:p>0.0763959238</text:p>
          </table:table-cell>
          <table:table-cell office:value-type="float" office:value="0.171327424" calcext:value-type="float">
            <text:p>0.171327424</text:p>
          </table:table-cell>
          <table:table-cell table:number-columns-repeated="2"/>
          <table:table-cell table:formula="of:=MAX([.A34:.E34])" office:value-type="float" office:value="0.171327424" calcext:value-type="float">
            <text:p>0.171327424</text:p>
          </table:table-cell>
          <table:table-cell table:formula="of:=MATCH([.F34];[.A34:.E34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9409287" calcext:value-type="float">
            <text:p>0.059409287</text:p>
          </table:table-cell>
          <table:table-cell office:value-type="float" office:value="0.0761321645" calcext:value-type="float">
            <text:p>0.0761321645</text:p>
          </table:table-cell>
          <table:table-cell office:value-type="float" office:value="0.1530294203" calcext:value-type="float">
            <text:p>0.1530294203</text:p>
          </table:table-cell>
          <table:table-cell table:number-columns-repeated="2"/>
          <table:table-cell table:formula="of:=MAX([.A35:.E35])" office:value-type="float" office:value="0.1530294203" calcext:value-type="float">
            <text:p>0.1530294203</text:p>
          </table:table-cell>
          <table:table-cell table:formula="of:=MATCH([.F35];[.A35:.E35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7625449695" calcext:value-type="float">
            <text:p>0.7625449695</text:p>
          </table:table-cell>
          <table:table-cell office:value-type="float" office:value="0.5402845739" calcext:value-type="float">
            <text:p>0.5402845739</text:p>
          </table:table-cell>
          <table:table-cell office:value-type="float" office:value="0.6272522522" calcext:value-type="float">
            <text:p>0.6272522522</text:p>
          </table:table-cell>
          <table:table-cell table:number-columns-repeated="2"/>
          <table:table-cell table:formula="of:=MAX([.A36:.E36])" office:value-type="float" office:value="0.7625449695" calcext:value-type="float">
            <text:p>0.7625449695</text:p>
          </table:table-cell>
          <table:table-cell table:formula="of:=MATCH([.F36];[.A36:.E3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94430222" calcext:value-type="float">
            <text:p>0.3794430222</text:p>
          </table:table-cell>
          <table:table-cell office:value-type="float" office:value="0.5325844703" calcext:value-type="float">
            <text:p>0.5325844703</text:p>
          </table:table-cell>
          <table:table-cell office:value-type="float" office:value="0.5676432412" calcext:value-type="float">
            <text:p>0.5676432412</text:p>
          </table:table-cell>
          <table:table-cell table:number-columns-repeated="2"/>
          <table:table-cell table:formula="of:=MAX([.A37:.E37])" office:value-type="float" office:value="0.5676432412" calcext:value-type="float">
            <text:p>0.5676432412</text:p>
          </table:table-cell>
          <table:table-cell table:formula="of:=MATCH([.F37];[.A37:.E37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244236293" calcext:value-type="float">
            <text:p>0.0244236293</text:p>
          </table:table-cell>
          <table:table-cell office:value-type="float" office:value="0.0288394467" calcext:value-type="float">
            <text:p>0.0288394467</text:p>
          </table:table-cell>
          <table:table-cell office:value-type="float" office:value="0.0955831737" calcext:value-type="float">
            <text:p>0.0955831737</text:p>
          </table:table-cell>
          <table:table-cell table:number-columns-repeated="2"/>
          <table:table-cell table:formula="of:=MAX([.A38:.E38])" office:value-type="float" office:value="0.0955831737" calcext:value-type="float">
            <text:p>0.0955831737</text:p>
          </table:table-cell>
          <table:table-cell table:formula="of:=MATCH([.F38];[.A38:.E38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.7934800294" calcext:value-type="float">
            <text:p>1.7934800294</text:p>
          </table:table-cell>
          <table:table-cell office:value-type="float" office:value="2.3112761628" calcext:value-type="float">
            <text:p>2.3112761628</text:p>
          </table:table-cell>
          <table:table-cell office:value-type="float" office:value="2.6752444551" calcext:value-type="float">
            <text:p>2.6752444551</text:p>
          </table:table-cell>
          <table:table-cell table:number-columns-repeated="2"/>
          <table:table-cell table:formula="of:=MAX([.A39:.E39])" office:value-type="float" office:value="2.6752444551" calcext:value-type="float">
            <text:p>2.6752444551</text:p>
          </table:table-cell>
          <table:table-cell table:formula="of:=MATCH([.F39];[.A39:.E39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86989464" calcext:value-type="float">
            <text:p>0.0086989464</text:p>
          </table:table-cell>
          <table:table-cell office:value-type="float" office:value="0.0086542532" calcext:value-type="float">
            <text:p>0.0086542532</text:p>
          </table:table-cell>
          <table:table-cell office:value-type="float" office:value="0.0088019316" calcext:value-type="float">
            <text:p>0.0088019316</text:p>
          </table:table-cell>
          <table:table-cell table:number-columns-repeated="2"/>
          <table:table-cell table:formula="of:=MAX([.A40:.E40])" office:value-type="float" office:value="0.0088019316" calcext:value-type="float">
            <text:p>0.0088019316</text:p>
          </table:table-cell>
          <table:table-cell table:formula="of:=MATCH([.F40];[.A40:.E40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86989466" calcext:value-type="float">
            <text:p>0.0086989466</text:p>
          </table:table-cell>
          <table:table-cell office:value-type="float" office:value="0.0085883537" calcext:value-type="float">
            <text:p>0.0085883537</text:p>
          </table:table-cell>
          <table:table-cell office:value-type="float" office:value="0.0088207221" calcext:value-type="float">
            <text:p>0.0088207221</text:p>
          </table:table-cell>
          <table:table-cell table:number-columns-repeated="2"/>
          <table:table-cell table:formula="of:=MAX([.A41:.E41])" office:value-type="float" office:value="0.0088207221" calcext:value-type="float">
            <text:p>0.0088207221</text:p>
          </table:table-cell>
          <table:table-cell table:formula="of:=MATCH([.F41];[.A41:.E41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000471844333590584" calcext:value-type="float">
            <text:p>-4.71844333590584E-05</text:p>
          </table:table-cell>
          <table:table-cell office:value-type="float" office:value="-0.0002391426" calcext:value-type="float">
            <text:p>-0.0002391426</text:p>
          </table:table-cell>
          <table:table-cell office:value-type="float" office:value="5.64669913624033E-016" calcext:value-type="float">
            <text:p>5.64669913624033E-16</text:p>
          </table:table-cell>
          <table:table-cell table:number-columns-repeated="2"/>
          <table:table-cell table:formula="of:=MAX([.A42:.E42])" office:value-type="float" office:value="5.64669913624033E-016" calcext:value-type="float">
            <text:p>5.64669913624033E-16</text:p>
          </table:table-cell>
          <table:table-cell table:formula="of:=MATCH([.F42];[.A42:.E42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164184287" calcext:value-type="float">
            <text:p>0.0164184287</text:p>
          </table:table-cell>
          <table:table-cell office:value-type="float" office:value="0.0290936402" calcext:value-type="float">
            <text:p>0.0290936402</text:p>
          </table:table-cell>
          <table:table-cell office:value-type="float" office:value="0.0957027744" calcext:value-type="float">
            <text:p>0.0957027744</text:p>
          </table:table-cell>
          <table:table-cell table:number-columns-repeated="2"/>
          <table:table-cell table:formula="of:=MAX([.A43:.E43])" office:value-type="float" office:value="0.0957027744" calcext:value-type="float">
            <text:p>0.0957027744</text:p>
          </table:table-cell>
          <table:table-cell table:formula="of:=MATCH([.F43];[.A43:.E43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164193551" calcext:value-type="float">
            <text:p>0.0164193551</text:p>
          </table:table-cell>
          <table:table-cell office:value-type="float" office:value="0.027019693" calcext:value-type="float">
            <text:p>0.027019693</text:p>
          </table:table-cell>
          <table:table-cell office:value-type="float" office:value="0.0702811486" calcext:value-type="float">
            <text:p>0.0702811486</text:p>
          </table:table-cell>
          <table:table-cell table:number-columns-repeated="2"/>
          <table:table-cell table:formula="of:=MAX([.A44:.E44])" office:value-type="float" office:value="0.0702811486" calcext:value-type="float">
            <text:p>0.0702811486</text:p>
          </table:table-cell>
          <table:table-cell table:formula="of:=MATCH([.F44];[.A44:.E44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300001112" calcext:value-type="float">
            <text:p>0.2300001112</text:p>
          </table:table-cell>
          <table:table-cell office:value-type="float" office:value="0.2300756727" calcext:value-type="float">
            <text:p>0.2300756727</text:p>
          </table:table-cell>
          <table:table-cell office:value-type="float" office:value="0.2300000419" calcext:value-type="float">
            <text:p>0.2300000419</text:p>
          </table:table-cell>
          <table:table-cell table:number-columns-repeated="2"/>
          <table:table-cell table:formula="of:=MAX([.A45:.E45])" office:value-type="float" office:value="0.2300756727" calcext:value-type="float">
            <text:p>0.2300756727</text:p>
          </table:table-cell>
          <table:table-cell table:formula="of:=MATCH([.F45];[.A45:.E45];0)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-0.23" calcext:value-type="float">
            <text:p>-0.23</text:p>
          </table:table-cell>
          <table:table-cell table:number-columns-repeated="2"/>
          <table:table-cell table:formula="of:=MAX([.A46:.E46])" office:value-type="float" office:value="-0.23" calcext:value-type="float">
            <text:p>-0.23</text:p>
          </table:table-cell>
          <table:table-cell table:formula="of:=MATCH([.F46];[.A46:.E4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92699639" calcext:value-type="float">
            <text:p>0.692699639</text:p>
          </table:table-cell>
          <table:table-cell office:value-type="float" office:value="0.8691340211" calcext:value-type="float">
            <text:p>0.8691340211</text:p>
          </table:table-cell>
          <table:table-cell office:value-type="float" office:value="1.0396269912" calcext:value-type="float">
            <text:p>1.0396269912</text:p>
          </table:table-cell>
          <table:table-cell table:number-columns-repeated="2"/>
          <table:table-cell table:formula="of:=MAX([.A47:.E47])" office:value-type="float" office:value="1.0396269912" calcext:value-type="float">
            <text:p>1.0396269912</text:p>
          </table:table-cell>
          <table:table-cell table:formula="of:=MATCH([.F47];[.A47:.E47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813" calcext:value-type="float">
            <text:p>0.813</text:p>
          </table:table-cell>
          <table:table-cell office:value-type="float" office:value="0.757" calcext:value-type="float">
            <text:p>0.757</text:p>
          </table:table-cell>
          <table:table-cell office:value-type="float" office:value="0.919" calcext:value-type="float">
            <text:p>0.919</text:p>
          </table:table-cell>
          <table:table-cell table:number-columns-repeated="2"/>
          <table:table-cell table:formula="of:=MAX([.A48:.E48])" office:value-type="float" office:value="0.919" calcext:value-type="float">
            <text:p>0.919</text:p>
          </table:table-cell>
          <table:table-cell table:formula="of:=MATCH([.F48];[.A48:.E48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.965595412" calcext:value-type="float">
            <text:p>1.965595412</text:p>
          </table:table-cell>
          <table:table-cell office:value-type="float" office:value="2.7093570732" calcext:value-type="float">
            <text:p>2.7093570732</text:p>
          </table:table-cell>
          <table:table-cell office:value-type="float" office:value="2.9775857944" calcext:value-type="float">
            <text:p>2.9775857944</text:p>
          </table:table-cell>
          <table:table-cell table:number-columns-repeated="2"/>
          <table:table-cell table:formula="of:=MAX([.A49:.E49])" office:value-type="float" office:value="2.9775857944" calcext:value-type="float">
            <text:p>2.9775857944</text:p>
          </table:table-cell>
          <table:table-cell table:formula="of:=MATCH([.F49];[.A49:.E49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300006522" calcext:value-type="float">
            <text:p>0.2300006522</text:p>
          </table:table-cell>
          <table:table-cell office:value-type="float" office:value="0.2300142093" calcext:value-type="float">
            <text:p>0.2300142093</text:p>
          </table:table-cell>
          <table:table-cell office:value-type="float" office:value="0.2300000018" calcext:value-type="float">
            <text:p>0.2300000018</text:p>
          </table:table-cell>
          <table:table-cell table:number-columns-repeated="2"/>
          <table:table-cell table:formula="of:=MAX([.A50:.E50])" office:value-type="float" office:value="0.2300142093" calcext:value-type="float">
            <text:p>0.2300142093</text:p>
          </table:table-cell>
          <table:table-cell table:formula="of:=MATCH([.F50];[.A50:.E50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261947221" calcext:value-type="float">
            <text:p>0.3261947221</text:p>
          </table:table-cell>
          <table:table-cell office:value-type="float" office:value="0.0318077023" calcext:value-type="float">
            <text:p>0.0318077023</text:p>
          </table:table-cell>
          <table:table-cell office:value-type="float" office:value="0.0143080512" calcext:value-type="float">
            <text:p>0.0143080512</text:p>
          </table:table-cell>
          <table:table-cell table:number-columns-repeated="2"/>
          <table:table-cell table:formula="of:=MAX([.A51:.E51])" office:value-type="float" office:value="0.3261947221" calcext:value-type="float">
            <text:p>0.3261947221</text:p>
          </table:table-cell>
          <table:table-cell table:formula="of:=MATCH([.F51];[.A51:.E5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26" calcext:value-type="float">
            <text:p>0.326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194" calcext:value-type="float">
            <text:p>0.0194</text:p>
          </table:table-cell>
          <table:table-cell table:number-columns-repeated="2"/>
          <table:table-cell table:formula="of:=MAX([.A52:.E52])" office:value-type="float" office:value="0.326" calcext:value-type="float">
            <text:p>0.326</text:p>
          </table:table-cell>
          <table:table-cell table:formula="of:=MATCH([.F52];[.A52:.E52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168" calcext:value-type="float">
            <text:p>0.00000168</text:p>
          </table:table-cell>
          <table:table-cell office:value-type="float" office:value="0.00000135" calcext:value-type="float">
            <text:p>0.00000135</text:p>
          </table:table-cell>
          <table:table-cell office:value-type="float" office:value="0.00037" calcext:value-type="float">
            <text:p>0.00037</text:p>
          </table:table-cell>
          <table:table-cell table:number-columns-repeated="2"/>
          <table:table-cell table:formula="of:=MAX([.A53:.E53])" office:value-type="float" office:value="0.00037" calcext:value-type="float">
            <text:p>0.00037</text:p>
          </table:table-cell>
          <table:table-cell table:formula="of:=MATCH([.F53];[.A53:.E53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0168" calcext:value-type="float">
            <text:p>0.00000168</text:p>
          </table:table-cell>
          <table:table-cell office:value-type="float" office:value="0.00000127" calcext:value-type="float">
            <text:p>0.00000127</text:p>
          </table:table-cell>
          <table:table-cell office:value-type="float" office:value="0.00000567" calcext:value-type="float">
            <text:p>0.00000567</text:p>
          </table:table-cell>
          <table:table-cell table:number-columns-repeated="2"/>
          <table:table-cell table:formula="of:=MAX([.A54:.E54])" office:value-type="float" office:value="0.00000567" calcext:value-type="float">
            <text:p>0.00000567</text:p>
          </table:table-cell>
          <table:table-cell table:formula="of:=MATCH([.F54];[.A54:.E54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03233" calcext:value-type="float">
            <text:p>0.000003233</text:p>
          </table:table-cell>
          <table:table-cell office:value-type="float" office:value="0.00000849592697022725" calcext:value-type="float">
            <text:p>8.49592697022725E-06</text:p>
          </table:table-cell>
          <table:table-cell office:value-type="float" office:value="0.00000000000551964895397183" calcext:value-type="float">
            <text:p>5.51964895397183E-12</text:p>
          </table:table-cell>
          <table:table-cell table:number-columns-repeated="2"/>
          <table:table-cell table:formula="of:=MAX([.A55:.E55])" office:value-type="float" office:value="0.00000849592697022725" calcext:value-type="float">
            <text:p>8.49592697022725E-06</text:p>
          </table:table-cell>
          <table:table-cell table:formula="of:=MATCH([.F55];[.A55:.E55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51473332" calcext:value-type="float">
            <text:p>0.051473332</text:p>
          </table:table-cell>
          <table:table-cell office:value-type="float" office:value="0.0724966476" calcext:value-type="float">
            <text:p>0.0724966476</text:p>
          </table:table-cell>
          <table:table-cell office:value-type="float" office:value="0.1265792863" calcext:value-type="float">
            <text:p>0.1265792863</text:p>
          </table:table-cell>
          <table:table-cell table:number-columns-repeated="2"/>
          <table:table-cell table:formula="of:=MAX([.A56:.E56])" office:value-type="float" office:value="0.1265792863" calcext:value-type="float">
            <text:p>0.1265792863</text:p>
          </table:table-cell>
          <table:table-cell table:formula="of:=MATCH([.F56];[.A56:.E56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1473332" calcext:value-type="float">
            <text:p>0.051473332</text:p>
          </table:table-cell>
          <table:table-cell office:value-type="float" office:value="0.0724966476" calcext:value-type="float">
            <text:p>0.0724966476</text:p>
          </table:table-cell>
          <table:table-cell office:value-type="float" office:value="0.1265792863" calcext:value-type="float">
            <text:p>0.1265792863</text:p>
          </table:table-cell>
          <table:table-cell table:number-columns-repeated="2"/>
          <table:table-cell table:formula="of:=MAX([.A57:.E57])" office:value-type="float" office:value="0.1265792863" calcext:value-type="float">
            <text:p>0.1265792863</text:p>
          </table:table-cell>
          <table:table-cell table:formula="of:=MATCH([.F57];[.A57:.E57];0)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 table:formula="of:=COUNTIF([.$G$1:.$G$57];1)"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7];2)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7];3)" office:value-type="float" office:value="42" calcext:value-type="float">
            <text:p>42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7];4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7];5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percentage-style style:name="N115">
      <number:number number:decimal-places="3" loext:min-decimal-places="3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8">00/00/0000</text:date>, <text:time style:data-style-name="N2" text:time-value="15:39:57.2479091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0:18:12.541623092</meta:creation-date>
    <dc:date>2018-08-08T15:43:11.964085399</dc:date>
    <meta:editing-duration>PT40M49S</meta:editing-duration>
    <meta:editing-cycles>15</meta:editing-cycles>
    <meta:generator>LibreOffice/5.1.6.2$Linux_X86_64 LibreOffice_project/10m0$Build-2</meta:generator>
    <meta:document-statistic meta:table-count="2" meta:cell-count="580" meta:object-count="0"/>
  </office:meta>
</office:document-meta>
</file>